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oto Sans" fo:font-size="16pt" fo:font-weight="bold" officeooo:rsid="0013c450" officeooo:paragraph-rsid="0013c450" style:font-size-asian="16pt" style:font-weight-asian="bold" style:font-size-complex="16pt" style:font-weight-complex="bold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Noto Sans" fo:font-size="16pt" fo:font-weight="normal" officeooo:rsid="0014e463" officeooo:paragraph-rsid="0014e463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Noto Sans" fo:font-size="12pt" officeooo:rsid="00182f48" officeooo:paragraph-rsid="0013c450" style:font-size-asian="12pt" style:font-size-complex="12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Noto Sans" fo:font-size="12pt" fo:font-weight="normal" officeooo:rsid="0014e463" officeooo:paragraph-rsid="0014e463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Noto Sans" fo:font-size="12pt" fo:font-weight="normal" officeooo:rsid="0014e463" officeooo:paragraph-rsid="00173e2b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Noto Sans" fo:font-size="12pt" fo:font-weight="bold" officeooo:rsid="0014e463" officeooo:paragraph-rsid="00173e2b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Noto Sans" officeooo:rsid="000f13f7" officeooo:paragraph-rsid="0013c450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Noto Sans" fo:font-size="12pt" fo:font-weight="normal" officeooo:rsid="00182f48" officeooo:paragraph-rsid="0013c450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Noto Sans" fo:font-size="12pt" fo:font-weight="normal" officeooo:rsid="0014e463" officeooo:paragraph-rsid="0014e463" style:font-size-asian="12pt" style:font-weight-asian="normal" style:font-size-complex="12pt" style:font-weight-complex="normal"/>
    </style:style>
    <style:style style:name="P10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82f48" style:font-size-asian="12pt" style:font-size-complex="12pt"/>
    </style:style>
    <style:style style:name="T3" style:family="text">
      <style:text-properties officeooo:rsid="00182f48"/>
    </style:style>
    <style:style style:name="T4" style:family="text">
      <style:text-properties officeooo:rsid="00133adf"/>
    </style:style>
    <style:style style:name="T5" style:family="text">
      <style:text-properties officeooo:rsid="00183da1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ES Abastos – DAW 7K</text:p>
      <text:p text:style-name="P3">Proyecto Integrador</text:p>
      <text:p text:style-name="P3">Grupo:</text:p>
      <text:p text:style-name="P3"><text:tab/>Brandon Acapa</text:p>
      <text:p text:style-name="P3"><text:tab/>Rocio Garcia</text:p>
      <text:p text:style-name="P3"><text:tab/>Diego Ramirez</text:p>
      <text:p text:style-name="P3"><text:tab/>Oscar Pereira</text:p>
      <text:p text:style-name="P7"/>
      <text:p text:style-name="P7">VOLUNTAPP</text:p>
      <text:p text:style-name="P1"><text:span text:style-name="T3">V</text:span>aloracion Sprint</text:p>
      <text:p text:style-name="P8"/>
      <text:p text:style-name="P6">Sprint #<text:span text:style-name="T4">2</text:span></text:p>
      <text:p text:style-name="P6">Objetivo: </text:p>
      <text:p text:style-name="P5">Nuestro objetivo para el sprint #2 es el de empezar la creación de nuestra página principal una vez ya logado el usuario, en esta se puede publicar y ver los posts de otros usuarios, ver los eventos en los que el usuario esta apuntado y una lista de amigos disponibles, también definir el perfil de usuario y de ser posible, los ajustes de la cuenta.</text:p>
      <text:p text:style-name="P4"/>
      <text:p text:style-name="P4"><draw:line text:anchor-type="paragraph" draw:z-index="0" draw:name="Horizontal line 1" draw:style-name="gr1" draw:text-style-name="P10" svg:x1="-0.346cm" svg:y1="0.111cm" svg:x2="17.496cm" svg:y2="0.166cm"><text:p/></draw:line></text:p>
      <text:p text:style-name="P2"><text:span text:style-name="T1">Alumno: </text:span><text:span text:style-name="T2">Rocio Garcia</text:span></text:p>
      <text:p text:style-name="P4">Nota: <text:span text:style-name="T5">10</text:span></text:p>
      <text:p text:style-name="P4">Comentario: <text:span text:style-name="T5">He llegado a cumplir todos mis objetivos de la semana, realizando un diseño muy completo de la web y analizando todo el procedimiento que se deberá de llevar a cabo tanto en el front como en el back para tener un resultado satisfactorio con el proyecto. </text:span></text:p>
      <text:p text:style-name="P4"/>
      <text:p text:style-name="P4"><draw:line text:anchor-type="paragraph" draw:z-index="1" draw:name="Horizontal line 2" draw:style-name="gr1" draw:text-style-name="P10" svg:x1="-0.346cm" svg:y1="0.111cm" svg:x2="17.496cm" svg:y2="0.166cm"><text:p/></draw:line></text:p>
      <text:p text:style-name="P2"><text:span text:style-name="T1">Alumno: </text:span><text:span text:style-name="T2">Diego Ramirez</text:span></text:p>
      <text:p text:style-name="P4">Nota: <text:span text:style-name="T5">8</text:span></text:p>
      <text:p text:style-name="P4">Comentario: <text:span text:style-name="T5">He aprendido mucho sobre Angular, ahora lo llevo mucho mejor y el flujo de trabajo se ha visto agilizado gracias a ello.</text:span></text:p>
      <text:p text:style-name="P4"/>
      <text:p text:style-name="P4"><draw:line text:anchor-type="paragraph" draw:z-index="2" draw:name="Horizontal line 3" draw:style-name="gr1" draw:text-style-name="P10" svg:x1="-0.346cm" svg:y1="0.111cm" svg:x2="17.496cm" svg:y2="0.166cm"><text:p/></draw:line></text:p>
      <text:p text:style-name="P2"><text:span text:style-name="T1">Alumno: </text:span><text:span text:style-name="T2">Oscar Pereira</text:span></text:p>
      <text:p text:style-name="P4">Nota: <text:span text:style-name="T5">10</text:span></text:p>
      <text:p text:style-name="P4">Comentario: <text:span text:style-name="T5">Hemos logrado completar gran parte de la documentacion y en el back esta casi terminado, en general todo bien aunque estudiar para los examenes y progresar haya sido complicado.</text:span></text:p>
      <text:p text:style-name="P4"/>
      <text:p text:style-name="P4"><draw:line text:anchor-type="paragraph" draw:z-index="3" draw:name="Horizontal line 4" draw:style-name="gr1" draw:text-style-name="P10" svg:x1="-0.346cm" svg:y1="0.111cm" svg:x2="17.496cm" svg:y2="0.166cm"><text:p/></draw:line></text:p>
      <text:p text:style-name="P4">Alumno: Brandon Acapa</text:p>
      <text:p text:style-name="P4">Nota: <text:span text:style-name="T5">8</text:span></text:p>
      <text:p text:style-name="P4"><text:soft-page-break/>Comentario: <text:s/><text:span text:style-name="T5">El examen de Despliegue a ocupado bastante tiempo, pero igualmente se ha progresado con la implementación del diseño de la web aplicando sass y ts en el códig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5T22:21:09.792079874</meta:creation-date>
    <dc:date>2025-02-03T11:29:39.484863252</dc:date>
    <meta:editing-duration>PT9M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2" meta:paragraph-count="24" meta:word-count="235" meta:character-count="1368" meta:non-whitespace-character-count="1149"/>
  </office:meta>
</office:document-meta>
</file>